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21" office:value-type="string" calcext:value-type="string" table:number-columns-spanned="1" table:number-rows-spanned="3">
            <text:p>PG – R$ 1.000,00</text:p>
            <text:p>08/2025 – 370,00</text:p>
            <text:p>09/2025 – 370,00</text:p>
            <text:p>10/2025 – 260,00</text:p>
          </table:table-cell>
          <table:table-cell table:style-name="ce60" table:number-columns-repeated="55"/>
        </table:table-row>
        <table:table-row table:style-name="ro2">
          <table:table-cell table:style-name="ce40" office:value-type="date" office:date-value="2025-09-30" calcext:value-type="date">
            <text:p>30/09/2025</text:p>
          </table:table-cell>
          <table:table-cell table:style-name="ce45" office:value-type="string" calcext:value-type="string">
            <text:p>Mens. 09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4]-[.F4]" office:value-type="float" office:value="0" calcext:value-type="float">
            <text:p>-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0-31" calcext:value-type="date">
            <text:p>31/10/2025</text:p>
          </table:table-cell>
          <table:table-cell table:style-name="ce45" office:value-type="string" calcext:value-type="string">
            <text:p>Mens. 10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15" office:value-type="string" calcext:value-type="string">
            <text:p>pg parcial</text:p>
          </table:table-cell>
          <table:table-cell table:style-name="ce50" office:value-type="float" office:value="260" calcext:value-type="float">
            <text:p>26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5]-[.F5]" office:value-type="float" office:value="110" calcext:value-type="float">
            <text:p>110,00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1-30" calcext:value-type="date">
            <text:p>30/11/2025</text:p>
          </table:table-cell>
          <table:table-cell table:style-name="ce45" office:value-type="string" calcext:value-type="string">
            <text:p>Mens. 1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6]-[.F6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2-31" calcext:value-type="date">
            <text:p>31/12/2025</text:p>
          </table:table-cell>
          <table:table-cell table:style-name="ce45" office:value-type="string" calcext:value-type="string">
            <text:p>Mens. 1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7]-[.F7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7])" office:value-type="float" office:value="850" calcext:value-type="float">
            <text:p>85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17.760955152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17.7636529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1-05T15:58:08.500303598</dc:date>
    <dc:language>pt-PT</dc:language>
    <meta:editing-cycles>668</meta:editing-cycles>
    <meta:editing-duration>P2DT8H14M12S</meta:editing-duration>
    <meta:print-date>2024-06-04T14:05:15.806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